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083in" table:align="left"/>
    </style:style>
    <style:style style:name="Table1.A" style:family="table-column">
      <style:table-column-properties style:column-width="1.7688in"/>
    </style:style>
    <style:style style:name="Table1.B" style:family="table-column">
      <style:table-column-properties style:column-width="4.3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ericles" fo:font-size="10pt" style:font-size-asian="10pt" style:font-size-complex="10pt"/>
    </style:style>
    <style:style style:name="P2" style:family="paragraph" style:parent-style-name="Table_20_Contents">
      <style:text-properties style:font-name="Pericles" fo:font-size="10pt" officeooo:rsid="000c4846" officeooo:paragraph-rsid="000c4846" style:font-size-asian="10pt" style:font-size-complex="10pt"/>
    </style:style>
    <style:style style:name="P3" style:family="paragraph" style:parent-style-name="Table_20_Contents">
      <style:text-properties style:font-name="Pericles" fo:font-size="10pt" officeooo:rsid="000db040" officeooo:paragraph-rsid="000db040" style:font-size-asian="10pt" style:font-size-complex="10pt"/>
    </style:style>
    <style:style style:name="P4" style:family="paragraph" style:parent-style-name="Table_20_Contents">
      <style:text-properties style:font-name="Pericles" fo:font-size="10pt" officeooo:rsid="000e9e03" officeooo:paragraph-rsid="000e9e03" style:font-size-asian="10pt" style:font-size-complex="10pt"/>
    </style:style>
    <style:style style:name="P5" style:family="paragraph" style:parent-style-name="Table_20_Contents">
      <style:text-properties style:font-name="Pericles" fo:font-weight="bold" officeooo:rsid="000c4846" officeooo:paragraph-rsid="000c4846" style:font-weight-asian="bold" style:font-weight-complex="bold"/>
    </style:style>
    <style:style style:name="P6" style:family="paragraph" style:parent-style-name="Table_20_Contents" style:list-style-name="L1">
      <style:text-properties style:font-name="Pericles" fo:font-size="10pt" officeooo:rsid="000db040" officeooo:paragraph-rsid="000db040" style:font-size-asian="10pt" style:font-size-complex="10pt"/>
    </style:style>
    <style:style style:name="P7" style:family="paragraph" style:parent-style-name="Table_20_Contents" style:list-style-name="L3">
      <style:text-properties style:font-name="Pericles" fo:font-size="10pt" officeooo:rsid="000db040" officeooo:paragraph-rsid="000db040" style:font-size-asian="10pt" style:font-size-complex="10pt"/>
    </style:style>
    <style:style style:name="P8" style:family="paragraph" style:parent-style-name="Table_20_Contents" style:list-style-name="L4">
      <style:text-properties style:font-name="Pericles" fo:font-size="10pt" officeooo:rsid="000db040" officeooo:paragraph-rsid="000db040" style:font-size-asian="10pt" style:font-size-complex="10pt"/>
    </style:style>
    <style:style style:name="P9" style:family="paragraph" style:parent-style-name="Table_20_Contents" style:list-style-name="L6">
      <style:text-properties style:font-name="Pericles" fo:font-size="10pt" officeooo:rsid="000db040" officeooo:paragraph-rsid="000db040" style:font-size-asian="10pt" style:font-size-complex="10pt"/>
    </style:style>
    <style:style style:name="P10" style:family="paragraph" style:parent-style-name="Table_20_Contents" style:list-style-name="L7">
      <style:text-properties style:font-name="Pericles" fo:font-size="10pt" officeooo:rsid="000db040" officeooo:paragraph-rsid="000db040" style:font-size-asian="10pt" style:font-size-complex="10pt"/>
    </style:style>
    <style:style style:name="P11" style:family="paragraph" style:parent-style-name="Table_20_Contents" style:list-style-name="L8">
      <style:text-properties style:font-name="Pericles" fo:font-size="10pt" officeooo:rsid="000db040" officeooo:paragraph-rsid="000db040" style:font-size-asian="10pt" style:font-size-complex="10pt"/>
    </style:style>
    <style:style style:name="P12" style:family="paragraph" style:parent-style-name="Table_20_Contents" style:list-style-name="L10">
      <style:text-properties style:font-name="Pericles" fo:font-size="10pt" officeooo:rsid="000db040" officeooo:paragraph-rsid="000db040" style:font-size-asian="10pt" style:font-size-complex="10pt"/>
    </style:style>
    <style:style style:name="P13" style:family="paragraph" style:parent-style-name="Table_20_Contents" style:list-style-name="L5">
      <style:text-properties style:font-name="Pericles" fo:font-size="10pt" officeooo:rsid="000db040" officeooo:paragraph-rsid="000db040" style:font-size-asian="10pt" style:font-size-complex="10pt"/>
    </style:style>
    <style:style style:name="P14" style:family="paragraph" style:parent-style-name="Table_20_Contents" style:list-style-name="L1">
      <style:text-properties style:font-name="Pericles" fo:font-size="10pt" style:font-size-asian="10pt" style:font-size-complex="10pt"/>
    </style:style>
    <style:style style:name="P15" style:family="paragraph" style:parent-style-name="Table_20_Contents" style:list-style-name="L2">
      <style:text-properties style:font-name="Pericles" fo:font-size="10pt" officeooo:rsid="000c4846" officeooo:paragraph-rsid="000c4846" style:font-size-asian="10pt" style:font-size-complex="10pt"/>
    </style:style>
    <style:style style:name="P16" style:family="paragraph" style:parent-style-name="Table_20_Contents" style:list-style-name="L4">
      <style:text-properties style:font-name="Pericles" fo:font-size="10pt" officeooo:rsid="000c4846" officeooo:paragraph-rsid="000c4846" style:font-size-asian="10pt" style:font-size-complex="10pt"/>
    </style:style>
    <style:style style:name="P17" style:family="paragraph" style:parent-style-name="Table_20_Contents" style:list-style-name="L6">
      <style:text-properties style:font-name="Pericles" fo:font-size="10pt" officeooo:rsid="000c4846" officeooo:paragraph-rsid="000db040" style:font-size-asian="10pt" style:font-size-complex="10pt"/>
    </style:style>
    <style:style style:name="P18" style:family="paragraph" style:parent-style-name="Table_20_Contents" style:list-style-name="L7">
      <style:text-properties style:font-name="Pericles" fo:font-size="10pt" officeooo:rsid="000c4846" officeooo:paragraph-rsid="000c4846" style:font-size-asian="10pt" style:font-size-complex="10pt"/>
    </style:style>
    <style:style style:name="P19" style:family="paragraph" style:parent-style-name="Table_20_Contents" style:list-style-name="L9">
      <style:text-properties style:font-name="Pericles" fo:font-size="10pt" officeooo:rsid="000c4846" officeooo:paragraph-rsid="000c4846" style:font-size-asian="10pt" style:font-size-complex="10pt"/>
    </style:style>
    <style:style style:name="P20" style:family="paragraph" style:parent-style-name="Table_20_Contents" style:list-style-name="L10">
      <style:text-properties style:font-name="Pericles" fo:font-size="10pt" officeooo:rsid="000c4846" officeooo:paragraph-rsid="000c4846" style:font-size-asian="10pt" style:font-size-complex="10pt"/>
    </style:style>
    <style:style style:name="P21" style:family="paragraph" style:parent-style-name="Table_20_Contents" style:list-style-name="L5">
      <style:text-properties style:font-name="Pericles" fo:font-size="10pt" officeooo:rsid="000c4846" officeooo:paragraph-rsid="000c4846" style:font-size-asian="10pt" style:font-size-complex="10pt"/>
    </style:style>
    <style:style style:name="P22" style:family="paragraph" style:parent-style-name="Table_20_Contents" style:list-style-name="L4">
      <style:text-properties style:font-name="Pericles" fo:font-size="10pt" style:font-size-asian="10pt" style:font-size-complex="10pt"/>
    </style:style>
    <style:style style:name="P23" style:family="paragraph" style:parent-style-name="Table_20_Contents" style:list-style-name="L5">
      <style:text-properties style:font-name="Pericles" fo:font-size="10pt" style:font-size-asian="10pt" style:font-size-complex="10pt"/>
    </style:style>
    <style:style style:name="P24" style:family="paragraph" style:parent-style-name="Table_20_Contents" style:list-style-name="L8">
      <style:text-properties style:font-name="Pericles" fo:font-size="10pt" officeooo:rsid="000e9e03" officeooo:paragraph-rsid="000e9e03" style:font-size-asian="10pt" style:font-size-complex="10pt"/>
    </style:style>
    <style:style style:name="P25" style:family="paragraph" style:parent-style-name="Table_20_Contents" style:list-style-name="L4">
      <style:text-properties style:font-name="Pericles" fo:font-size="10pt" officeooo:rsid="000f41cd" officeooo:paragraph-rsid="000f41cd" style:font-size-asian="10pt" style:font-size-complex="10pt"/>
    </style:style>
    <style:style style:name="P26" style:family="paragraph" style:parent-style-name="Table_20_Contents" style:list-style-name="L6">
      <style:text-properties officeooo:rsid="000db040" officeooo:paragraph-rsid="000db040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Pericles" fo:font-size="10pt" officeooo:rsid="000c4846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5">Info</text:p>
          </table:table-cell>
        </table:table-row>
        <table:table-row>
          <table:table-cell table:style-name="Table1.A2" office:value-type="string">
            <text:p text:style-name="P3">Asclepeaus</text:p>
          </table:table-cell>
          <table:table-cell table:style-name="Table1.B2" office:value-type="string">
            <text:list xml:id="list1088685311" text:style-name="L1">
              <text:list-item>
                <text:p text:style-name="P6">Alchemist in Vask</text:p>
              </text:list-item>
            </text:list>
          </table:table-cell>
        </table:table-row>
        <table:table-row>
          <table:table-cell table:style-name="Table1.A2" office:value-type="string">
            <text:p text:style-name="P1">Alanna</text:p>
          </table:table-cell>
          <table:table-cell table:style-name="Table1.B2" office:value-type="string">
            <text:list xml:id="list193131365133066" text:continue-numbering="true" text:style-name="L1">
              <text:list-item>
                <text:p text:style-name="P14">Daughter of Elder Tiksos of Thelod</text:p>
              </text:list-item>
              <text:list-item>
                <text:p text:style-name="P14">Lover of Kraeggaer (pregnant with his child?)</text:p>
              </text:list-item>
              <text:list-item>
                <text:p text:style-name="P14">Mild-mannered, loyal, unassuming</text:p>
              </text:list-item>
            </text:list>
          </table:table-cell>
        </table:table-row>
        <table:table-row>
          <table:table-cell table:style-name="Table1.A2" office:value-type="string">
            <text:p text:style-name="P2">Antonius</text:p>
          </table:table-cell>
          <table:table-cell table:style-name="Table1.B2" office:value-type="string">
            <text:list xml:id="list1651049173" text:style-name="L2">
              <text:list-item>
                <text:p text:style-name="P15">Head of Cividad mission to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3">Betolomy</text:p>
          </table:table-cell>
          <table:table-cell table:style-name="Table1.B2" office:value-type="string">
            <text:list xml:id="list606162214" text:style-name="L3">
              <text:list-item>
                <text:p text:style-name="P7">1st wife of Griffinhelm</text:p>
              </text:list-item>
            </text:list>
          </table:table-cell>
        </table:table-row>
        <table:table-row>
          <table:table-cell table:style-name="Table1.A2" office:value-type="string">
            <text:p text:style-name="P2">Captain Samira al Hijr</text:p>
          </table:table-cell>
          <table:table-cell table:style-name="Table1.B2" office:value-type="string">
            <text:list xml:id="list364312240" text:style-name="L4">
              <text:list-item>
                <text:p text:style-name="P16">Ship captain that transported mission to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Captain Solkos</text:p>
          </table:table-cell>
          <table:table-cell table:style-name="Table1.B2" office:value-type="string">
            <text:list xml:id="list193130440982651" text:continue-numbering="true" text:style-name="L4">
              <text:list-item>
                <text:p text:style-name="P16">Dead captain of the Seabird</text:p>
              </text:list-item>
            </text:list>
          </table:table-cell>
        </table:table-row>
        <table:table-row>
          <table:table-cell table:style-name="Table1.A2" office:value-type="string">
            <text:p text:style-name="P3">Carabada</text:p>
          </table:table-cell>
          <table:table-cell table:style-name="Table1.B2" office:value-type="string">
            <text:list xml:id="list193131142887576" text:continue-numbering="true" text:style-name="L4">
              <text:list-item>
                <text:p text:style-name="P8">Ashen priestess of Cancri</text:p>
              </text:list-item>
              <text:list-item>
                <text:p text:style-name="P8">Travels with Lancris and his exiles</text:p>
              </text:list-item>
            </text:list>
          </table:table-cell>
        </table:table-row>
        <table:table-row>
          <table:table-cell table:style-name="Table1.A2" office:value-type="string">
            <text:p text:style-name="P1">Cassandra of Thelod</text:p>
          </table:table-cell>
          <table:table-cell table:style-name="Table1.B2" office:value-type="string">
            <text:list xml:id="list193130089355940" text:continue-numbering="true" text:style-name="L4">
              <text:list-item>
                <text:p text:style-name="P22">Handmaiden of Helena</text:p>
              </text:list-item>
              <text:list-item>
                <text:p text:style-name="P25">Terrible combatant</text:p>
              </text:list-item>
            </text:list>
          </table:table-cell>
        </table:table-row>
        <table:table-row>
          <table:table-cell table:style-name="Table1.A2" office:value-type="string">
            <text:p text:style-name="P2">Chalcis</text:p>
          </table:table-cell>
          <table:table-cell table:style-name="Table1.B2" office:value-type="string">
            <text:list xml:id="list193130348463538" text:continue-numbering="true" text:style-name="L4">
              <text:list-item>
                <text:p text:style-name="P16">City on eastern coast of Thelod</text:p>
              </text:list-item>
              <text:list-item>
                <text:p text:style-name="P16">Abandoned after great flood due to curse</text:p>
              </text:list-item>
              <text:list-item>
                <text:p text:style-name="P16">Once home of the main temple to Ulder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Agape</text:p>
          </table:table-cell>
          <table:table-cell table:style-name="Table1.B2" office:value-type="string">
            <text:list xml:id="list4234543514" text:style-name="L5">
              <text:list-item>
                <text:p text:style-name="P23">One of four Elders of Thelod</text:p>
              </text:list-item>
              <text:list-item>
                <text:p text:style-name="P23">Priestess of Aquae</text:p>
              </text:list-item>
              <text:list-item>
                <text:p text:style-name="P23">Wants to make a name for herself, a little ambitious</text:p>
              </text:list-item>
              <text:list-item>
                <text:p text:style-name="P23">Wants Aquae to be supreme on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Alganon</text:p>
          </table:table-cell>
          <table:table-cell table:style-name="Table1.B2" office:value-type="string">
            <text:list xml:id="list193130288210299" text:continue-numbering="true" text:style-name="L5">
              <text:list-item>
                <text:p text:style-name="P23">One of four Elders of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Kradus</text:p>
          </table:table-cell>
          <table:table-cell table:style-name="Table1.B2" office:value-type="string">
            <text:list xml:id="list193131250272374" text:continue-numbering="true" text:style-name="L5">
              <text:list-item>
                <text:p text:style-name="P23">One of four Elders of Thelod</text:p>
              </text:list-item>
              <text:list-item>
                <text:p text:style-name="P23">Priest of Ulder</text:p>
              </text:list-item>
              <text:list-item>
                <text:p text:style-name="P23">Was shamed when Nikomedes destroyed his temple, but earned redemption</text:p>
              </text:list-item>
            </text:list>
          </table:table-cell>
        </table:table-row>
        <table:table-row>
          <table:table-cell table:style-name="Table1.A2" office:value-type="string">
            <text:p text:style-name="P1">Elder Tiksos</text:p>
          </table:table-cell>
          <table:table-cell table:style-name="Table1.B2" office:value-type="string">
            <text:list xml:id="list193131126730419" text:continue-numbering="true" text:style-name="L5">
              <text:list-item>
                <text:p text:style-name="P23">One of four Elders of Thelod</text:p>
              </text:list-item>
              <text:list-item>
                <text:p text:style-name="P23">Old man and retired fisherman</text:p>
              </text:list-item>
              <text:list-item>
                <text:p text:style-name="P23">Father of Alanna</text:p>
              </text:list-item>
            </text:list>
          </table:table-cell>
        </table:table-row>
        <table:table-row>
          <table:table-cell table:style-name="Table1.A2" office:value-type="string">
            <text:p text:style-name="P2">Emperor Lex Domitian</text:p>
          </table:table-cell>
          <table:table-cell table:style-name="Table1.B2" office:value-type="string">
            <text:list xml:id="list1279240856" text:style-name="L6">
              <text:list-item>
                <text:p text:style-name="P17">Emperor of Cividad</text:p>
              </text:list-item>
              <text:list-item>
                <text:p text:style-name="P17">worshipper of the Queen of Knives</text:p>
              </text:list-item>
              <text:list-item>
                <text:p text:style-name="P26"><text:span text:style-name="T2">P</text:span><text:span text:style-name="T1">owerful sorcerer?</text:span></text:p>
              </text:list-item>
              <text:list-item>
                <text:p text:style-name="P9">Cursed Kraegear</text:p>
              </text:list-item>
            </text:list>
          </table:table-cell>
        </table:table-row>
        <table:table-row>
          <table:table-cell table:style-name="Table1.A2" office:value-type="string">
            <text:p text:style-name="P2">Griffinhelm</text:p>
          </table:table-cell>
          <table:table-cell table:style-name="Table1.B2" office:value-type="string">
            <text:list xml:id="list152885100" text:style-name="L7">
              <text:list-item>
                <text:p text:style-name="P18">Helena's friend</text:p>
              </text:list-item>
              <text:list-item>
                <text:p text:style-name="P18">Leader of the Brul's Blades merc company</text:p>
              </text:list-item>
              <text:list-item>
                <text:p text:style-name="P18">Not particularly competent</text:p>
              </text:list-item>
            </text:list>
          </table:table-cell>
        </table:table-row>
        <table:table-row>
          <table:table-cell table:style-name="Table1.A2" office:value-type="string">
            <text:p text:style-name="P3">Jeeda</text:p>
          </table:table-cell>
          <table:table-cell table:style-name="Table1.B2" office:value-type="string">
            <text:list xml:id="list193130238313520" text:continue-numbering="true" text:style-name="L7">
              <text:list-item>
                <text:p text:style-name="P10">2nd wife of Griffinhelm</text:p>
              </text:list-item>
            </text:list>
          </table:table-cell>
        </table:table-row>
        <table:table-row>
          <table:table-cell table:style-name="Table1.A2" office:value-type="string">
            <text:p text:style-name="P3">Kikitidikat</text:p>
          </table:table-cell>
          <table:table-cell table:style-name="Table1.B2" office:value-type="string">
            <text:list xml:id="list193130597085254" text:continue-numbering="true" text:style-name="L7">
              <text:list-item>
                <text:p text:style-name="P10">The Metal City</text:p>
              </text:list-item>
              <text:list-item>
                <text:p text:style-name="P10">Home of the Tirkid</text:p>
              </text:list-item>
              <text:list-item>
                <text:p text:style-name="P10">Built from the ruins of their giant seafaring ark upon which they came to Anthis</text:p>
              </text:list-item>
            </text:list>
          </table:table-cell>
        </table:table-row>
        <table:table-row>
          <table:table-cell table:style-name="Table1.A2" office:value-type="string">
            <text:p text:style-name="P3">Lancris</text:p>
          </table:table-cell>
          <table:table-cell table:style-name="Table1.B2" office:value-type="string">
            <text:list xml:id="list1780602169" text:style-name="L8">
              <text:list-item>
                <text:p text:style-name="P11">Spokesman for a group of exiled</text:p>
              </text:list-item>
            </text:list>
          </table:table-cell>
        </table:table-row>
        <table:table-row>
          <table:table-cell table:style-name="Table1.A2" office:value-type="string">
            <text:p text:style-name="P4">Livia of Cividad</text:p>
          </table:table-cell>
          <table:table-cell table:style-name="Table1.B2" office:value-type="string">
            <text:list xml:id="list193131655036644" text:continue-numbering="true" text:style-name="L8">
              <text:list-item>
                <text:p text:style-name="P24">Oracle of Cancri who foresaw the mission to <text:soft-page-break/>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Lucius</text:p>
          </table:table-cell>
          <table:table-cell table:style-name="Table1.B2" office:value-type="string">
            <text:list xml:id="list1886023647" text:style-name="L9">
              <text:list-item>
                <text:p text:style-name="P19">Doctor/apothecary for Cividad mission to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Nikomedes</text:p>
          </table:table-cell>
          <table:table-cell table:style-name="Table1.B2" office:value-type="string">
            <text:list xml:id="list3190183452" text:style-name="L10">
              <text:list-item>
                <text:p text:style-name="P20">Dead</text:p>
              </text:list-item>
              <text:list-item>
                <text:p text:style-name="P20">Cursed king of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3">Maegera</text:p>
          </table:table-cell>
          <table:table-cell table:style-name="Table1.B2" office:value-type="string">
            <text:list xml:id="list193130948089824" text:continue-numbering="true" text:style-name="L10">
              <text:list-item>
                <text:p text:style-name="P12">Orc "Mistress of Discipline" in Vask</text:p>
              </text:list-item>
              <text:list-item>
                <text:p text:style-name="P12">Lover of Kraegaer</text:p>
              </text:list-item>
            </text:list>
          </table:table-cell>
        </table:table-row>
        <table:table-row>
          <table:table-cell table:style-name="Table1.A2" office:value-type="string">
            <text:p text:style-name="P3">Mykonos</text:p>
          </table:table-cell>
          <table:table-cell table:style-name="Table1.B2" office:value-type="string">
            <text:list xml:id="list193132025385561" text:continue-numbering="true" text:style-name="L10">
              <text:list-item>
                <text:p text:style-name="P12">Fishing villa in Thelod</text:p>
              </text:list-item>
              <text:list-item>
                <text:p text:style-name="P12">Currently the "capital" of the island</text:p>
              </text:list-item>
            </text:list>
          </table:table-cell>
        </table:table-row>
        <table:table-row>
          <table:table-cell table:style-name="Table1.A2" office:value-type="string">
            <text:p text:style-name="P1">Pherecydes</text:p>
          </table:table-cell>
          <table:table-cell table:style-name="Table1.B2" office:value-type="string">
            <text:list xml:id="list193131721966733" text:continue-list="list193131126730419" text:style-name="L5">
              <text:list-item>
                <text:p text:style-name="P23">Vaskan commander of the Bloodkin mercenary company</text:p>
              </text:list-item>
            </text:list>
          </table:table-cell>
        </table:table-row>
        <table:table-row>
          <table:table-cell table:style-name="Table1.A2" office:value-type="string">
            <text:p text:style-name="P1">Sirtook</text:p>
          </table:table-cell>
          <table:table-cell table:style-name="Table1.B2" office:value-type="string">
            <text:list xml:id="list193131575278348" text:continue-numbering="true" text:style-name="L5">
              <text:list-item>
                <text:p text:style-name="P23">Theyd pirate captain of the Ramspite</text:p>
              </text:list-item>
              <text:list-item>
                <text:p text:style-name="P23">Tried to kill the heroes, but worked with them to escape the island of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Sosilus</text:p>
          </table:table-cell>
          <table:table-cell table:style-name="Table1.B2" office:value-type="string">
            <text:list xml:id="list193132092326712" text:continue-numbering="true" text:style-name="L5">
              <text:list-item>
                <text:p text:style-name="P21">Dead scholar who once lived in the tower in Thelod</text:p>
              </text:list-item>
            </text:list>
          </table:table-cell>
        </table:table-row>
        <table:table-row>
          <table:table-cell table:style-name="Table1.A2" office:value-type="string">
            <text:p text:style-name="P2">Thelod</text:p>
          </table:table-cell>
          <table:table-cell table:style-name="Table1.B2" office:value-type="string">
            <text:list xml:id="list193130569549649" text:continue-numbering="true" text:style-name="L5">
              <text:list-item>
                <text:p text:style-name="P21">Island in the middle of Anthean Sea</text:p>
              </text:list-item>
              <text:list-item>
                <text:p text:style-name="P21">Capital city</text:p>
              </text:list-item>
              <text:list-item>
                <text:p text:style-name="P21">Cursed by Ulder</text:p>
              </text:list-item>
            </text:list>
          </table:table-cell>
        </table:table-row>
        <table:table-row>
          <table:table-cell table:style-name="Table1.A2" office:value-type="string">
            <text:p text:style-name="P3">Thesdocius</text:p>
          </table:table-cell>
          <table:table-cell table:style-name="Table1.B2" office:value-type="string">
            <text:list xml:id="list193131153946082" text:continue-numbering="true" text:style-name="L5">
              <text:list-item>
                <text:p text:style-name="P13">Member of the Red Shields</text:p>
              </text:list-item>
              <text:list-item>
                <text:p text:style-name="P13">Participated in the murder of Ashen village, most notably Lancris' family</text:p>
              </text:list-item>
            </text:list>
          </table:table-cell>
        </table:table-row>
        <table:table-row>
          <table:table-cell table:style-name="Table1.A2" office:value-type="string">
            <text:p text:style-name="P3">Turogenes</text:p>
          </table:table-cell>
          <table:table-cell table:style-name="Table1.B2" office:value-type="string">
            <text:list xml:id="list193131591176560" text:continue-numbering="true" text:style-name="L5">
              <text:list-item>
                <text:p text:style-name="P13">Dead</text:p>
              </text:list-item>
              <text:list-item>
                <text:p text:style-name="P13">Leader of Red Shields</text:p>
              </text:list-item>
              <text:list-item>
                <text:p text:style-name="P13">Owed money by Griffinhelm</text:p>
              </text:list-item>
              <text:list-item>
                <text:p text:style-name="P13">Killed by Laertes, his second in command and Griffinhelm was implicated in the murder</text:p>
              </text:list-item>
            </text:list>
          </table:table-cell>
        </table:table-row>
        <table:table-row>
          <table:table-cell table:style-name="Table1.A2" office:value-type="string">
            <text:p text:style-name="P3">Verasaurius</text:p>
          </table:table-cell>
          <table:table-cell table:style-name="Table1.B2" office:value-type="string">
            <text:list xml:id="list193132302744285" text:continue-numbering="true" text:style-name="L5">
              <text:list-item>
                <text:p text:style-name="P13">Scholar in Cividad</text:p>
              </text:list-item>
              <text:list-item>
                <text:p text:style-name="P13">Known to have been in contact with Sosilus and knows about his research</text:p>
              </text:list-item>
              <text:list-item>
                <text:p text:style-name="P13">Run out of Caldrune for stealing the work of other scholars</text:p>
              </text:list-item>
              <text:list-item>
                <text:p text:style-name="P13">Working for the emperor?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36S</meta:editing-duration>
    <meta:editing-cycles>5</meta:editing-cycles>
    <meta:generator>LibreOffice/5.4.2.2$Windows_X86_64 LibreOffice_project/22b09f6418e8c2d508a9eaf86b2399209b0990f4</meta:generator>
    <dc:date>2017-11-11T19:31:29.748000000</dc:date>
    <meta:document-statistic meta:table-count="1" meta:image-count="0" meta:object-count="0" meta:page-count="2" meta:paragraph-count="95" meta:word-count="467" meta:character-count="2436" meta:non-whitespace-character-count="2127"/>
    <meta:user-defined meta:name="Info 1"/>
    <meta:user-defined meta:name="Info 2"/>
    <meta:user-defined meta:name="Info 3"/>
    <meta:user-defined meta:name="Info 4"/>
  </office:meta>
</office:document-meta>
</file>